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Systems</text:span><text:span text:style-name="T4"> </text:span><text:span text:style-name="T5">Engineer</text:span> 2014-2015 <text:a xlink:type="simple" xlink:href="http://www.forensiq.com/" office:name=""><text:span text:style-name="Definition">Forensiq</text:span></text:a> New York, NY.</text:p>
      <text:p text:style-name="Text_20_body">– Sole Operations Role - Linux Systems - CentOS - SRE for 350 servers in multiple global datacenters<text:line-break/>– Ansible configuration<text:line-break/>– Jenkins - Github</text:p>
      <text:p text:style-name="Text_20_body"><text:span text:style-name="T6">Systems</text:span><text:span text:style-name="T7"> </text:span><text:span text:style-name="T8">Engineer</text:span> 2014-2015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9">Operations</text:span><text:span text:style-name="T10"> </text:span><text:span text:style-name="T11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2">Systems</text:span><text:span text:style-name="T13"> </text:span><text:span text:style-name="T14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5">Junior</text:span><text:span text:style-name="T16"> </text:span><text:span text:style-name="T17">System</text:span><text:span text:style-name="T18"> </text:span><text:span text:style-name="T19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0">Network</text:span><text:span text:style-name="T21"> </text:span><text:span text:style-name="T22">and</text:span><text:span text:style-name="T23"> </text:span><text:span text:style-name="T24">Systems</text:span><text:span text:style-name="T25"> </text:span><text:span text:style-name="T26">Administration</text:span><text:span text:style-name="T27"> </text:span><text:span text:style-name="T28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9">Curriculum</text:span><text:span text:style-name="T30"> </text:span><text:span text:style-name="T31">and</text:span><text:span text:style-name="T32"> </text:span><text:span text:style-name="T33">Teaching</text:span><text:span text:style-name="T34"> </text:span><text:span text:style-name="T35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6">Degree</text:span><text:line-break/>- BA English, minor in Political Science from <text:a xlink:type="simple" xlink:href="http://www.rutgers.edu/" office:name=""><text:span text:style-name="Definition"><text:span text:style-name="T37">Rutgers</text:span><text:span text:style-name="T38"> </text:span><text:span text:style-name="T39">University,</text:span><text:span text:style-name="T40"> </text:span><text:span text:style-name="T41">New</text:span><text:span text:style-name="T42"> </text:span><text:span text:style-name="T43">Bruswick</text:span></text:span></text:a> (1992).</text:p>
      <text:p text:style-name="Text_20_body"><text:span text:style-name="T44">Nonmatriculated</text:span><text:line-break/>- 40 credits Computer Science, <text:a xlink:type="simple" xlink:href="http://www.stevens.edu/sit/" office:name=""><text:span text:style-name="Definition"><text:span text:style-name="T45">Stevens</text:span><text:span text:style-name="T46"> </text:span><text:span text:style-name="T47">Institute</text:span><text:span text:style-name="T48"> </text:span><text:span text:style-name="T49">of</text:span><text:span text:style-name="T50"> </text:span><text:span text:style-name="T51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2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3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4">Hoboken</text:span><text:span text:style-name="T55"> </text:span><text:span text:style-name="T56">CERT</text:span></text:span></text:a>.</text:p>
        </text:list-item>
        <text:list-item>
          <text:p text:style-name="P1">2004-2006 webmaster; editor, <text:span text:style-name="T57">NonServiam</text:span><text:span text:style-name="T58"> </text:span><text:span text:style-name="T59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0">The</text:span><text:span text:style-name="T61"> </text:span><text:span text:style-name="T62">Brooklyn</text:span><text:span text:style-name="T63"> </text:span><text:span text:style-name="T64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5">Frog</text:span><text:span text:style-name="T66"> </text:span><text:span text:style-name="T67">and</text:span><text:span text:style-name="T68"> </text:span><text:span text:style-name="T69">the</text:span><text:span text:style-name="T70"> </text:span><text:span text:style-name="T71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